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767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029cm" fo:min-width="0cm" fo:padding-top="0.176cm" fo:padding-bottom="0.176cm" fo:padding-left="0.301cm" fo:padding-right="0.30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Fira Sans Book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Fira Sans Book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359cm" svg:y1="1.227cm" svg:x2="1.756cm" svg:y2="1.227cm">
            <text:p/>
          </draw:line>
          <draw:frame draw:style-name="gr2" draw:text-style-name="P3" draw:layer="layout" svg:width="1.016cm" svg:height="1.017cm" svg:x="1.905cm" svg:y="0.091cm">
            <draw:text-box>
              <text:p text:style-name="P2"><text:span text:style-name="T1">R</text:span></text:p>
            </draw:text-box>
          </draw:frame>
          <draw:line draw:style-name="gr1" draw:text-style-name="P1" draw:layer="layout" svg:x1="3.06cm" svg:y1="1.227cm" svg:x2="4.457cm" svg:y2="1.227cm">
            <text:p/>
          </draw:line>
          <draw:line draw:style-name="gr1" draw:text-style-name="P1" draw:layer="layout" svg:x1="1.695cm" svg:y1="1.184cm" svg:x2="1.787cm" svg:y2="0.989cm">
            <text:p/>
          </draw:line>
          <draw:line draw:style-name="gr1" draw:text-style-name="P1" draw:layer="layout" svg:x1="1.788cm" svg:y1="0.975cm" svg:x2="1.875cm" svg:y2="1.182cm">
            <text:p/>
          </draw:line>
          <draw:line draw:style-name="gr1" draw:text-style-name="P1" draw:layer="layout" svg:x1="1.864cm" svg:y1="1.175cm" svg:x2="1.956cm" svg:y2="1.37cm">
            <text:p/>
          </draw:line>
          <draw:line draw:style-name="gr1" draw:text-style-name="P1" draw:layer="layout" svg:x1="1.957cm" svg:y1="1.384cm" svg:x2="2.044cm" svg:y2="1.177cm">
            <text:p/>
          </draw:line>
          <draw:line draw:style-name="gr1" draw:text-style-name="P1" draw:layer="layout" svg:x1="2.033cm" svg:y1="1.185cm" svg:x2="2.125cm" svg:y2="0.99cm">
            <text:p/>
          </draw:line>
          <draw:line draw:style-name="gr1" draw:text-style-name="P1" draw:layer="layout" svg:x1="2.125cm" svg:y1="0.976cm" svg:x2="2.212cm" svg:y2="1.183cm">
            <text:p/>
          </draw:line>
          <draw:line draw:style-name="gr1" draw:text-style-name="P1" draw:layer="layout" svg:x1="2.201cm" svg:y1="1.176cm" svg:x2="2.293cm" svg:y2="1.371cm">
            <text:p/>
          </draw:line>
          <draw:line draw:style-name="gr1" draw:text-style-name="P1" draw:layer="layout" svg:x1="2.294cm" svg:y1="1.385cm" svg:x2="2.381cm" svg:y2="1.178cm">
            <text:p/>
          </draw:line>
          <draw:line draw:style-name="gr1" draw:text-style-name="P1" draw:layer="layout" svg:x1="2.37cm" svg:y1="1.184cm" svg:x2="2.462cm" svg:y2="0.989cm">
            <text:p/>
          </draw:line>
          <draw:line draw:style-name="gr1" draw:text-style-name="P1" draw:layer="layout" svg:x1="2.462cm" svg:y1="0.975cm" svg:x2="2.549cm" svg:y2="1.182cm">
            <text:p/>
          </draw:line>
          <draw:line draw:style-name="gr1" draw:text-style-name="P1" draw:layer="layout" svg:x1="2.539cm" svg:y1="1.175cm" svg:x2="2.631cm" svg:y2="1.37cm">
            <text:p/>
          </draw:line>
          <draw:line draw:style-name="gr1" draw:text-style-name="P1" draw:layer="layout" svg:x1="2.631cm" svg:y1="1.384cm" svg:x2="2.718cm" svg:y2="1.177cm">
            <text:p/>
          </draw:line>
          <draw:line draw:style-name="gr1" draw:text-style-name="P1" draw:layer="layout" svg:x1="2.707cm" svg:y1="1.185cm" svg:x2="2.799cm" svg:y2="0.99cm">
            <text:p/>
          </draw:line>
          <draw:line draw:style-name="gr1" draw:text-style-name="P1" draw:layer="layout" svg:x1="2.8cm" svg:y1="0.976cm" svg:x2="2.887cm" svg:y2="1.183cm">
            <text:p/>
          </draw:line>
          <draw:line draw:style-name="gr1" draw:text-style-name="P1" draw:layer="layout" svg:x1="2.876cm" svg:y1="1.176cm" svg:x2="2.968cm" svg:y2="1.371cm">
            <text:p/>
          </draw:line>
          <draw:line draw:style-name="gr1" draw:text-style-name="P1" draw:layer="layout" svg:x1="2.969cm" svg:y1="1.385cm" svg:x2="3.056cm" svg:y2="1.178cm">
            <text:p/>
          </draw:line>
        </draw:g>
        <draw:g>
          <draw:g>
            <draw:line draw:style-name="gr1" draw:text-style-name="P1" draw:layer="layout" svg:x1="4.959cm" svg:y1="1.653cm" svg:x2="6.356cm" svg:y2="1.653cm">
              <text:p/>
            </draw:line>
            <draw:frame draw:style-name="gr2" draw:text-style-name="P3" draw:layer="layout" svg:width="1.016cm" svg:height="1.017cm" svg:x="6.005cm" svg:y="0.017cm">
              <draw:text-box>
                <text:p text:style-name="P2"><text:span text:style-name="T1">C</text:span></text:p>
              </draw:text-box>
            </draw:frame>
            <draw:line draw:style-name="gr1" draw:text-style-name="P1" draw:layer="layout" svg:x1="6.66cm" svg:y1="1.653cm" svg:x2="8.057cm" svg:y2="1.653cm">
              <text:p/>
            </draw:line>
            <draw:line draw:style-name="gr1" draw:text-style-name="P1" draw:layer="layout" svg:x1="6.357cm" svg:y1="0.946cm" svg:x2="6.357cm" svg:y2="2.343cm">
              <text:p/>
            </draw:line>
            <draw:line draw:style-name="gr1" draw:text-style-name="P1" draw:layer="layout" svg:x1="6.657cm" svg:y1="0.947cm" svg:x2="6.657cm" svg:y2="2.344cm">
              <text:p/>
            </draw:line>
          </draw:g>
        </draw:g>
        <draw:g>
          <draw:g>
            <draw:g>
              <draw:line draw:style-name="gr1" draw:text-style-name="P1" draw:layer="layout" svg:x1="0.359cm" svg:y1="3.579cm" svg:x2="1.756cm" svg:y2="3.579cm">
                <text:p/>
              </draw:line>
              <draw:frame draw:style-name="gr2" draw:text-style-name="P3" draw:layer="layout" svg:width="1.016cm" svg:height="1.017cm" svg:x="1.405cm" svg:y="1.943cm">
                <draw:text-box>
                  <text:p text:style-name="P2"><text:span text:style-name="T1">A</text:span></text:p>
                </draw:text-box>
              </draw:frame>
              <draw:line draw:style-name="gr1" draw:text-style-name="P1" draw:layer="layout" svg:x1="2.96cm" svg:y1="3.579cm" svg:x2="4.357cm" svg:y2="3.579cm">
                <text:p/>
              </draw:line>
              <draw:custom-shape draw:style-name="gr3" draw:text-style-name="P1" draw:layer="layout" svg:width="1.043cm" svg:height="1.143cm" draw:transform="rotate (-1.5707963267949) translate (2.959cm 3.059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4" draw:text-style-name="P1" draw:layer="layout" svg:x1="2.451cm" svg:y1="2.424cm" svg:x2="2.451cm" svg:y2="3.313cm">
                <text:p/>
              </draw:line>
              <draw:line draw:style-name="gr4" draw:text-style-name="P1" draw:layer="layout" svg:x1="2.451cm" svg:y1="3.825cm" svg:x2="2.451cm" svg:y2="4.714cm">
                <text:p/>
              </draw:line>
            </draw:g>
          </draw:g>
        </draw:g>
        <draw:g>
          <draw:g>
            <draw:line draw:style-name="gr1" draw:text-style-name="P1" draw:layer="layout" svg:x1="5.039cm" svg:y1="4.106cm" svg:x2="6.436cm" svg:y2="4.106cm">
              <text:p/>
            </draw:line>
            <draw:frame draw:style-name="gr5" draw:text-style-name="P3" draw:layer="layout" svg:width="1.24cm" svg:height="1.017cm" svg:x="6.085cm" svg:y="2.47cm">
              <draw:text-box>
                <text:p text:style-name="P2"><text:span text:style-name="T1">3V</text:span></text:p>
              </draw:text-box>
            </draw:frame>
            <draw:line draw:style-name="gr1" draw:text-style-name="P1" draw:layer="layout" svg:x1="7.14cm" svg:y1="4.106cm" svg:x2="8.537cm" svg:y2="4.106cm">
              <text:p/>
            </draw:line>
            <draw:line draw:style-name="gr1" draw:text-style-name="P1" draw:layer="layout" svg:x1="6.437cm" svg:y1="3.399cm" svg:x2="6.437cm" svg:y2="4.796cm">
              <text:p/>
            </draw:line>
            <draw:line draw:style-name="gr1" draw:text-style-name="P1" draw:layer="layout" svg:x1="6.837cm" svg:y1="3.4cm" svg:x2="6.837cm" svg:y2="4.797cm">
              <text:p/>
            </draw:line>
            <draw:line draw:style-name="gr4" draw:text-style-name="P1" draw:layer="layout" svg:x1="7.063cm" svg:y1="3.613cm" svg:x2="7.063cm" svg:y2="4.502cm">
              <text:p/>
            </draw:line>
            <draw:line draw:style-name="gr4" draw:text-style-name="P1" draw:layer="layout" svg:x1="6.663cm" svg:y1="3.614cm" svg:x2="6.663cm" svg:y2="4.503cm">
              <text:p/>
            </draw:line>
          </draw:g>
        </draw:g>
        <draw:g>
          <draw:g>
            <draw:line draw:style-name="gr1" draw:text-style-name="P1" draw:layer="layout" svg:x1="10.134cm" svg:y1="1.614cm" svg:x2="10.134cm" svg:y2="3.011cm">
              <text:p/>
            </draw:line>
            <draw:line draw:style-name="gr1" draw:text-style-name="P1" draw:layer="layout" svg:x1="10.841cm" svg:y1="3.011cm" svg:x2="9.444cm" svg:y2="3.011cm">
              <text:p/>
            </draw:line>
            <draw:line draw:style-name="gr4" draw:text-style-name="P1" draw:layer="layout" svg:x1="10.627cm" svg:y1="3.237cm" svg:x2="9.738cm" svg:y2="3.237cm">
              <text:p/>
            </draw:line>
            <draw:line draw:style-name="gr4" draw:text-style-name="P1" draw:layer="layout" svg:x1="10.628cm" svg:y1="3.437cm" svg:x2="9.739cm" svg:y2="3.43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0:50:26.650963884</meta:creation-date>
    <dc:date>2018-01-12T15:55:25.876100639</dc:date>
    <meta:editing-duration>PT1H37M24S</meta:editing-duration>
    <meta:editing-cycles>6</meta:editing-cycles>
    <meta:generator>LibreOffice/5.1.6.2$Linux_X86_64 LibreOffice_project/10m0$Build-2</meta:generator>
    <meta:document-statistic meta:object-count="51"/>
  </office:meta>
</office:document-meta>
</file>